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Georgia" svg:font-family="Georgia" style:font-family-generic="roman" style:font-pitch="variable" svg:panose-1="2 4 5 2 5 4 5 2 3 3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line-height="150%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P7" style:parent-style-name="Standard" style:family="paragraph">
      <style:paragraph-properties fo:line-height="150%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P8" style:parent-style-name="Standard" style:family="paragraph">
      <style:paragraph-properties fo:line-height="150%"/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9" style:parent-style-name="Standard" style:family="paragraph">
      <style:paragraph-properties fo:line-height="150%"/>
    </style:style>
    <style:style style:name="T10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11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12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13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14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15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16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17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18" style:parent-style-name="Standard" style:family="paragraph">
      <style:paragraph-properties fo:text-align="justify" fo:line-height="150%"/>
    </style:style>
    <style:style style:name="T19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20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21" style:parent-style-name="Standard" style:family="paragraph">
      <style:paragraph-properties fo:line-height="150%"/>
    </style:style>
    <style:style style:name="T22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23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24" style:parent-style-name="Standard" style:family="paragraph">
      <style:paragraph-properties fo:line-height="150%"/>
    </style:style>
    <style:style style:name="T25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26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27" style:parent-style-name="Standard" style:family="paragraph">
      <style:paragraph-properties fo:line-height="150%"/>
    </style:style>
    <style:style style:name="T28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29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30" style:parent-style-name="Standard" style:family="paragraph">
      <style:paragraph-properties fo:line-height="150%"/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31" style:parent-style-name="Standard" style:family="paragraph">
      <style:paragraph-properties fo:line-height="150%"/>
    </style:style>
    <style:style style:name="T32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33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34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35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36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37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38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39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40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41" style:parent-style-name="Standard" style:family="paragraph">
      <style:paragraph-properties fo:text-align="justify" fo:line-height="150%"/>
    </style:style>
    <style:style style:name="T42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43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44" style:parent-style-name="Standard" style:family="paragraph">
      <style:paragraph-properties fo:line-height="150%"/>
    </style:style>
    <style:style style:name="T45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46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47" style:parent-style-name="Standard" style:family="paragraph">
      <style:paragraph-properties fo:line-height="150%"/>
    </style:style>
    <style:style style:name="T48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49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50" style:parent-style-name="Standard" style:family="paragraph">
      <style:paragraph-properties fo:line-height="150%"/>
    </style:style>
    <style:style style:name="T51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52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53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54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55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56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57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58" style:parent-style-name="Standard" style:family="paragraph">
      <style:paragraph-properties fo:line-height="150%"/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59" style:parent-style-name="Normal" style:family="paragraph">
      <style:text-properties fo:font-weight="bold" style:font-weight-asian="bold" fo:color="#000000" fo:font-size="12pt" style:font-size-asian="12pt" style:font-size-complex="12pt" fo:language="pt" fo:country="BR" fo:hyphenate="true"/>
    </style:style>
  </office:automatic-styles>
  <office:body>
    <office:text text:use-soft-page-breaks="true">
      <text:p text:style-name="P1">Aluno: Muryllo Tiraza Santos<text:tab/><text:tab/><text:tab/><text:tab/>Data:<text:s/>19/08/2013<text:s/>- 26/08/2013</text:p>
      <text:p text:style-name="P7">Fase/Iteração: Iteração 1<text:tab/><text:tab/><text:tab/><text:tab/><text:tab/>Esforço Total: ~ 8 horas</text:p>
      <text:p text:style-name="P8"/>
      <text:p text:style-name="P9"><text:span text:style-name="T10">Atividade</text:span><text:span text:style-name="T11">: Estudo sobre as telas do Projeto</text:span><text:span text:style-name="T12"><text:tab/></text:span><text:span text:style-name="T13"><text:tab/></text:span><text:span text:style-name="T14"><text:tab/></text:span><text:span text:style-name="T15"><text:s text:c="24"/></text:span><text:span text:style-name="T16">Esforço</text:span><text:span text:style-name="T17">: 4 horas</text:span></text:p>
      <text:p text:style-name="P18"><text:span text:style-name="T19">Descrição</text:span><text:span text:style-name="T20">: Estudo realizado para poder realizar o desenvolvimento das telas da aplicação.</text:span></text:p>
      <text:p text:style-name="P21"><text:span text:style-name="T22">Produtos</text:span><text:span text:style-name="T23">: Nenhum</text:span></text:p>
      <text:p text:style-name="P24"><text:span text:style-name="T25">Equipe</text:span><text:span text:style-name="T26">: Muryllo Tiraza Santos</text:span></text:p>
      <text:p text:style-name="P27"><text:span text:style-name="T28">Artefato</text:span><text:span text:style-name="T29">: Nenhum.</text:span></text:p>
      <text:p text:style-name="P30"/>
      <text:p text:style-name="P31"><text:span text:style-name="T32">Atividade</text:span><text:span text:style-name="T33">: Desenvolvimento de Componentes</text:span><text:span text:style-name="T34"><text:tab/></text:span><text:span text:style-name="T35"><text:tab/></text:span><text:span text:style-name="T36"><text:tab/></text:span><text:span text:style-name="T37"><text:tab/></text:span><text:span text:style-name="T38">Esforço</text:span><text:span text:style-name="T39">: 4 hor</text:span><text:span text:style-name="T40">as</text:span></text:p>
      <text:p text:style-name="P41"><text:span text:style-name="T42">Descrição</text:span><text:span text:style-name="T43">: Desenvolvimento do Background da aplicação. Desenvolvimento de Shape, Selector e um Style para os Botões da aplicação.</text:span></text:p>
      <text:p text:style-name="P44"><text:span text:style-name="T45">Produtos</text:span><text:span text:style-name="T46">: Background para a aplicação e Style para os botões.</text:span></text:p>
      <text:p text:style-name="P47"><text:span text:style-name="T48">Equipe</text:span><text:span text:style-name="T49">: Muryllo Tiraza Santos.</text:span></text:p>
      <text:p text:style-name="P50"><text:span text:style-name="T51">Artefato</text:span><text:span text:style-name="T52">: gradiente_background</text:span><text:span text:style-name="T53">.xml</text:span><text:span text:style-name="T54"><text:line-break/></text:span><text:span text:style-name="T55"><text:tab/><text:s text:c="5"/>selector_botoes.xml</text:span><text:span text:style-name="T56"><text:line-break/></text:span><text:span text:style-name="T57"><text:tab/><text:s text:c="5"/>color.xml.</text:span></text:p>
      <text:p text:style-name="P58"/>
      <text:p text:style-name="P5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Georgia" svg:font-family="Georgia" style:font-family-generic="roman" style:font-pitch="variable" svg:panose-1="2 4 5 2 5 4 5 2 3 3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Título1" style:display-name="Título 1" style:family="paragraph" style:parent-style-name="Standard" style:default-outline-level="1">
      <style:paragraph-properties fo:margin-top="0.1666in" fo:margin-bottom="0in"/>
      <style:text-properties fo:color="#2E74B5" fo:font-size="16pt" style:font-size-asian="16pt" style:font-size-complex="16pt" fo:hyphenate="false"/>
    </style:style>
    <style:style style:name="Título2" style:display-name="Título 2" style:family="paragraph" style:parent-style-name="Standard" style:default-outline-level="2">
      <style:paragraph-properties fo:margin-top="0.1111in" fo:margin-bottom="0in"/>
      <style:text-properties fo:color="#2E74B5" fo:font-size="13pt" style:font-size-asian="13pt" style:font-size-complex="13pt" fo:hyphenate="false"/>
    </style:style>
    <style:style style:name="Título3" style:display-name="Título 3" style:family="paragraph" style:parent-style-name="Standard" style:default-outline-level="3">
      <style:paragraph-properties fo:margin-top="0.1111in" fo:margin-bottom="0in"/>
      <style:text-properties fo:color="#5B9BD5" fo:font-size="12pt" style:font-size-asian="12pt" style:font-size-complex="12pt" fo:hyphenate="false"/>
    </style:style>
    <style:style style:name="Título4" style:display-name="Título 4" style:family="paragraph" style:parent-style-name="Standard" style:default-outline-level="4">
      <style:paragraph-properties fo:margin-top="0.1666in" fo:margin-bottom="0.0277in"/>
      <style:text-properties fo:font-weight="bold" style:font-weight-asian="bold" style:font-weight-complex="bold" fo:font-size="12pt" style:font-size-asian="12pt" style:font-size-complex="12pt" fo:hyphenate="false"/>
    </style:style>
    <style:style style:name="Título5" style:display-name="Título 5" style:family="paragraph" style:parent-style-name="Standard" style:default-outline-level="5">
      <style:paragraph-properties fo:margin-top="0.1527in" fo:margin-bottom="0.0277in"/>
      <style:text-properties fo:font-weight="bold" style:font-weight-asian="bold" style:font-weight-complex="bold" fo:hyphenate="false"/>
    </style:style>
    <style:style style:name="Título6" style:display-name="Título 6" style:family="paragraph" style:parent-style-name="Standard" style:default-outline-level="6">
      <style:paragraph-properties fo:margin-top="0.1388in" fo:margin-bottom="0.0277in"/>
      <style:text-properties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margin-bottom="0.1111in"/>
      <style:text-properties style:font-name="Arial" style:font-name-asian="Arial" style:font-name-complex="Arial" fo:color="#000000" fo:font-size="11pt" style:font-size-asian="11pt" style:font-size-complex="11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emlista1" style:display-name="Sem lista1" style:family="paragraph">
      <style:text-properties fo:hyphenate="false"/>
    </style:style>
    <style:style style:name="Título" style:display-name="Título" style:family="paragraph" style:parent-style-name="Standard">
      <style:paragraph-properties fo:text-align="center" fo:margin-top="0.1666in" fo:margin-bottom="0.0416in"/>
      <style:text-properties fo:font-weight="bold" style:font-weight-asian="bold" style:font-weight-complex="bold" fo:font-size="16pt" style:font-size-asian="16pt" style:font-size-complex="16pt" fo:hyphenate="false"/>
    </style:style>
    <style:style style:name="Subtítulo" style:display-name="Subtítulo" style:family="paragraph" style:parent-style-name="Standard">
      <style:paragraph-properties fo:margin-top="0.25in" fo:margin-bottom="0.0555in"/>
      <style:text-properties style:font-name="Georgia" style:font-name-asian="Georgia" style:font-name-complex="Georgia" fo:font-style="italic" style:font-style-asian="italic" style:font-style-complex="italic" fo:color="#666666" fo:font-size="24pt" style:font-size-asian="24pt" style:font-size-complex="24pt" fo:hyphenate="false"/>
    </style:style>
    <style:style style:name="Cabeçalho" style:display-name="Cabeçalho" style:family="paragraph" style:parent-style-name="Standard">
      <style:paragraph-properties text:number-lines="false">
        <style:tab-stops>
          <style:tab-stop style:type="center" style:position="3.7402in"/>
          <style:tab-stop style:type="right" style:position="7.4805in"/>
        </style:tab-stops>
      </style:paragraph-properties>
      <style:text-properties fo:hyphenate="false"/>
    </style:style>
    <style:style style:name="List1Level0" style:display-name="List1Level0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1" style:display-name="List1Level1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2" style:display-name="List1Level2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3" style:display-name="List1Level3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4" style:display-name="List1Level4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5" style:display-name="List1Level5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6" style:display-name="List1Level6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7" style:display-name="List1Level7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8" style:display-name="List1Level8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FootnoteSymbol" style:display-name="Footnote Symbol" style:family="text"/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text:list-style style:name="LS1" style:display-name="LS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notes-configuration text:note-class="footnot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84in"/>
      </style:footer-style>
    </style:page-layout>
    <style:style style:name="P2" style:parent-style-name="Standard" style:family="paragraph">
      <style:paragraph-properties fo:margin-bottom="0in"/>
    </style:style>
    <style:style style:name="T3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P4" style:parent-style-name="Standard" style:family="paragraph">
      <style:paragraph-properties fo:margin-bottom="0in"/>
      <style:text-properties style:font-name="Times New Roman" style:font-name-asian="Times New Roman" style:font-name-complex="Times New Roman" fo:language="pt" fo:country="BR"/>
    </style:style>
    <style:style style:name="T5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P6" style:parent-style-name="Standard" style:family="paragraph">
      <style:paragraph-properties fo:margin-bottom="0in"/>
      <style:text-properties style:font-name="Times New Roman" style:font-name-asian="Times New Roman" style:font-name-complex="Times New Roman" fo:language="pt" fo:country="BR"/>
    </style:style>
  </office:automatic-styles>
  <office:master-styles>
    <style:master-page style:name="MP0" style:page-layout-name="PL0">
      <style:header>
        <text:p text:style-name="P2"><text:span text:style-name="T3">Fábrica de Software – Instituto de Informática – Universidade Federal de Goiás</text:span></text:p>
        <text:p text:style-name="P4">ContPatri</text:p>
        <text:p text:style-name="Standard"><text:span text:style-name="T5">Relatório Individual</text:span></text:p>
        <text:p text:style-name="P6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hais cardoso moura de souza</meta:initial-creator>
    <dc:creator>PROD7</dc:creator>
    <meta:creation-date>2013-09-13T01:05:00Z</meta:creation-date>
    <dc:date>2013-09-13T14:13:00Z</dc:date>
    <meta:template xlink:href="Normal" xlink:type="simple"/>
    <meta:editing-cycles>4</meta:editing-cycles>
    <meta:editing-duration>PT180S</meta:editing-duration>
    <meta:document-statistic meta:page-count="1" meta:paragraph-count="1" meta:word-count="113" meta:character-count="725" meta:row-count="5" meta:non-whitespace-character-count="613"/>
  </office:meta>
</office:document-meta>
</file>